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5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text-outline="false" style:text-line-through-styl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3" table:default-cell-style-name="ce1"/>
        <table:table-column table:style-name="co3" table:default-cell-style-name="ce2"/>
        <table:table-column table:style-name="co3" table:number-columns-repeated="1018" table:default-cell-style-name="ce1"/>
        <table:table-column table:style-name="co3" table:number-columns-repeated="4" table:default-cell-style-name="ce5"/>
        <table:table-row table:style-name="ro3">
          <table:table-cell/>
          <table:table-cell office:value-type="string">
            <text:p>Total</text:p>
          </table:table-cell>
          <table:table-cell office:value-type="float" office:value="84680273">
            <text:p>84680273</text:p>
          </table:table-cell>
          <table:table-cell office:value-type="float" office:value="16158018">
            <text:p>1615801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stanbul</text:p>
          </table:table-cell>
          <table:table-cell table:style-name="ce3" office:value-type="float" office:value="15534000">
            <text:p>15534000</text:p>
          </table:table-cell>
          <table:table-cell table:style-name="ce4" table:formula="of:=[.C2]*[.D1]/[.C1]" office:value-type="float" office:value="2964074.66248957">
            <text:p>2964075</text:p>
          </table:table-cell>
          <table:table-cell office:value-type="string">
            <text:p>megalopoli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nkara</text:p>
          </table:table-cell>
          <table:table-cell table:style-name="ce3" office:value-type="float" office:value="5654000">
            <text:p>5654000</text:p>
          </table:table-cell>
          <table:table-cell table:style-name="ce4" table:formula="of:=[.C3]*[.D2]/[.C2]" office:value-type="float" office:value="1078851.43180868">
            <text:p>1078851</text:p>
          </table:table-cell>
          <table:table-cell office:value-type="string">
            <text:p>metropoli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İzmir</text:p>
          </table:table-cell>
          <table:table-cell table:style-name="ce3" office:value-type="float" office:value="4385000">
            <text:p>4385000</text:p>
          </table:table-cell>
          <table:table-cell table:style-name="ce4" table:formula="of:=[.C4]*[.D3]/[.C3]" office:value-type="float" office:value="836710.917665558">
            <text:p>836711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ursa</text:p>
          </table:table-cell>
          <table:table-cell table:style-name="ce3" office:value-type="float" office:value="3049000">
            <text:p>3049000</text:p>
          </table:table-cell>
          <table:table-cell table:style-name="ce4" table:formula="of:=[.C5]*[.D4]/[.C4]" office:value-type="float" office:value="581785.994974296">
            <text:p>581786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dana</text:p>
          </table:table-cell>
          <table:table-cell table:style-name="ce3" office:value-type="float" office:value="2642000">
            <text:p>2642000</text:p>
          </table:table-cell>
          <table:table-cell table:style-name="ce4" table:formula="of:=[.C6]*[.D5]/[.C5]" office:value-type="float" office:value="504125.483346045">
            <text:p>504125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ntalya</text:p>
          </table:table-cell>
          <table:table-cell table:style-name="ce3" office:value-type="float" office:value="2498000">
            <text:p>2498000</text:p>
          </table:table-cell>
          <table:table-cell table:style-name="ce4" table:formula="of:=[.C7]*[.D6]/[.C6]" office:value-type="float" office:value="476648.545570938">
            <text:p>476649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onya</text:p>
          </table:table-cell>
          <table:table-cell table:style-name="ce3" office:value-type="float" office:value="2239000">
            <text:p>2239000</text:p>
          </table:table-cell>
          <table:table-cell table:style-name="ce4" table:formula="of:=[.C8]*[.D7]/[.C7]" office:value-type="float" office:value="427228.219989324">
            <text:p>427228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Şanlıurfa</text:p>
          </table:table-cell>
          <table:table-cell table:style-name="ce3" office:value-type="float" office:value="2084000">
            <text:p>2084000</text:p>
          </table:table-cell>
          <table:table-cell table:style-name="ce4" table:formula="of:=[.C9]*[.D8]/[.C8]" office:value-type="float" office:value="397652.349467508">
            <text:p>39765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aziantep</text:p>
          </table:table-cell>
          <table:table-cell table:style-name="ce3" office:value-type="float" office:value="2083000">
            <text:p>2083000</text:p>
          </table:table-cell>
          <table:table-cell table:style-name="ce4" table:formula="of:=[.C10]*[.D9]/[.C9]" office:value-type="float" office:value="397461.537399626">
            <text:p>39746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ocaeli</text:p>
          </table:table-cell>
          <table:table-cell table:style-name="ce3" office:value-type="float" office:value="1962000">
            <text:p>1962000</text:p>
          </table:table-cell>
          <table:table-cell table:style-name="ce4" table:formula="of:=[.C11]*[.D10]/[.C10]" office:value-type="float" office:value="374373.277185821">
            <text:p>374373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ersin</text:p>
          </table:table-cell>
          <table:table-cell table:style-name="ce3" office:value-type="float" office:value="1853000">
            <text:p>1853000</text:p>
          </table:table-cell>
          <table:table-cell table:style-name="ce4" table:formula="of:=[.C12]*[.D11]/[.C11]" office:value-type="float" office:value="353574.761786609">
            <text:p>353575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iyarbakır</text:p>
          </table:table-cell>
          <table:table-cell table:style-name="ce3" office:value-type="float" office:value="1783000">
            <text:p>1783000</text:p>
          </table:table-cell>
          <table:table-cell table:style-name="ce4" table:formula="of:=[.C13]*[.D12]/[.C12]" office:value-type="float" office:value="340217.917034821">
            <text:p>340218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atay</text:p>
          </table:table-cell>
          <table:table-cell table:style-name="ce3" office:value-type="float" office:value="1652000">
            <text:p>1652000</text:p>
          </table:table-cell>
          <table:table-cell table:style-name="ce4" table:formula="of:=[.C14]*[.D13]/[.C13]" office:value-type="float" office:value="315221.53614219">
            <text:p>31522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nisa</text:p>
          </table:table-cell>
          <table:table-cell table:style-name="ce3" office:value-type="float" office:value="1428000">
            <text:p>1428000</text:p>
          </table:table-cell>
          <table:table-cell table:style-name="ce4" table:formula="of:=[.C15]*[.D14]/[.C14]" office:value-type="float" office:value="272479.632936469">
            <text:p>272480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yseri</text:p>
          </table:table-cell>
          <table:table-cell table:style-name="ce3" office:value-type="float" office:value="1415000">
            <text:p>1415000</text:p>
          </table:table-cell>
          <table:table-cell table:style-name="ce4" table:formula="of:=[.C16]*[.D15]/[.C15]" office:value-type="float" office:value="269999.076053994">
            <text:p>269999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msun</text:p>
          </table:table-cell>
          <table:table-cell table:style-name="ce3" office:value-type="float" office:value="1369000">
            <text:p>1369000</text:p>
          </table:table-cell>
          <table:table-cell table:style-name="ce4" table:formula="of:=[.C17]*[.D16]/[.C16]" office:value-type="float" office:value="261221.720931391">
            <text:p>26122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lıkesir</text:p>
          </table:table-cell>
          <table:table-cell table:style-name="ce3" office:value-type="float" office:value="1304000">
            <text:p>1304000</text:p>
          </table:table-cell>
          <table:table-cell table:style-name="ce4" table:formula="of:=[.C18]*[.D17]/[.C17]" office:value-type="float" office:value="248818.936519017">
            <text:p>248819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hramanmaraş</text:p>
          </table:table-cell>
          <table:table-cell table:style-name="ce3" office:value-type="float" office:value="1165000">
            <text:p>1165000</text:p>
          </table:table-cell>
          <table:table-cell table:style-name="ce4" table:formula="of:=[.C19]*[.D18]/[.C18]" office:value-type="float" office:value="222296.059083324">
            <text:p>222296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Van</text:p>
          </table:table-cell>
          <table:table-cell table:style-name="ce3" office:value-type="float" office:value="1156000">
            <text:p>1156000</text:p>
          </table:table-cell>
          <table:table-cell table:style-name="ce4" table:formula="of:=[.C20]*[.D19]/[.C19]" office:value-type="float" office:value="220578.75047238">
            <text:p>220579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ekirdağ</text:p>
          </table:table-cell>
          <table:table-cell table:style-name="ce3" office:value-type="float" office:value="1063000">
            <text:p>1063000</text:p>
          </table:table-cell>
          <table:table-cell table:style-name="ce4" table:formula="of:=[.C21]*[.D20]/[.C20]" office:value-type="float" office:value="202833.22815929">
            <text:p>202833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enizli</text:p>
          </table:table-cell>
          <table:table-cell table:style-name="ce3" office:value-type="float" office:value="1047000">
            <text:p>1047000</text:p>
          </table:table-cell>
          <table:table-cell table:style-name="ce4" table:formula="of:=[.C22]*[.D21]/[.C21]" office:value-type="float" office:value="199780.235073168">
            <text:p>199780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karya</text:p>
          </table:table-cell>
          <table:table-cell table:style-name="ce3" office:value-type="float" office:value="1018000">
            <text:p>1018000</text:p>
          </table:table-cell>
          <table:table-cell table:style-name="ce4" table:formula="of:=[.C23]*[.D22]/[.C22]" office:value-type="float" office:value="194246.68510457">
            <text:p>194247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ydın</text:p>
          </table:table-cell>
          <table:table-cell table:style-name="ce3" office:value-type="float" office:value="1013000">
            <text:p>1013000</text:p>
          </table:table-cell>
          <table:table-cell table:style-name="ce4" table:formula="of:=[.C24]*[.D23]/[.C23]" office:value-type="float" office:value="193292.624765156">
            <text:p>193293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uğla</text:p>
          </table:table-cell>
          <table:table-cell table:style-name="ce3" office:value-type="float" office:value="995000">
            <text:p>995000</text:p>
          </table:table-cell>
          <table:table-cell table:style-name="ce4" table:formula="of:=[.C25]*[.D24]/[.C24]" office:value-type="float" office:value="189858.007543268">
            <text:p>189858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skişehir</text:p>
          </table:table-cell>
          <table:table-cell table:style-name="ce3" office:value-type="float" office:value="901000">
            <text:p>901000</text:p>
          </table:table-cell>
          <table:table-cell table:style-name="ce4" table:formula="of:=[.C26]*[.D25]/[.C25]" office:value-type="float" office:value="171921.673162296">
            <text:p>171922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rdin</text:p>
          </table:table-cell>
          <table:table-cell table:style-name="ce3" office:value-type="float" office:value="842000">
            <text:p>842000</text:p>
          </table:table-cell>
          <table:table-cell table:style-name="ce4" table:formula="of:=[.C27]*[.D26]/[.C26]" office:value-type="float" office:value="160663.761157218">
            <text:p>160664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rabzon</text:p>
          </table:table-cell>
          <table:table-cell table:style-name="ce3" office:value-type="float" office:value="795000">
            <text:p>795000</text:p>
          </table:table-cell>
          <table:table-cell table:style-name="ce4" table:formula="of:=[.C28]*[.D27]/[.C27]" office:value-type="float" office:value="151695.593966732">
            <text:p>151696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latya</text:p>
          </table:table-cell>
          <table:table-cell table:style-name="ce3" office:value-type="float" office:value="793000">
            <text:p>793000</text:p>
          </table:table-cell>
          <table:table-cell table:style-name="ce4" table:formula="of:=[.C29]*[.D28]/[.C28]" office:value-type="float" office:value="151313.969830966">
            <text:p>151314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rzurum</text:p>
          </table:table-cell>
          <table:table-cell table:style-name="ce3" office:value-type="float" office:value="771000">
            <text:p>771000</text:p>
          </table:table-cell>
          <table:table-cell table:style-name="ce4" table:formula="of:=[.C30]*[.D29]/[.C29]" office:value-type="float" office:value="147116.104337547">
            <text:p>147116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Ordu</text:p>
          </table:table-cell>
          <table:table-cell table:style-name="ce3" office:value-type="float" office:value="766000">
            <text:p>766000</text:p>
          </table:table-cell>
          <table:table-cell table:style-name="ce4" table:formula="of:=[.C31]*[.D30]/[.C30]" office:value-type="float" office:value="146162.043998134">
            <text:p>146162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yonkarahisar</text:p>
          </table:table-cell>
          <table:table-cell table:style-name="ce3" office:value-type="float" office:value="741000">
            <text:p>741000</text:p>
          </table:table-cell>
          <table:table-cell table:style-name="ce4" table:formula="of:=[.C32]*[.D31]/[.C31]" office:value-type="float" office:value="141391.742301067">
            <text:p>141392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dıyaman</text:p>
          </table:table-cell>
          <table:table-cell table:style-name="ce3" office:value-type="float" office:value="637000">
            <text:p>637000</text:p>
          </table:table-cell>
          <table:table-cell table:style-name="ce4" table:formula="of:=[.C33]*[.D32]/[.C32]" office:value-type="float" office:value="121547.287241268">
            <text:p>121547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okat</text:p>
          </table:table-cell>
          <table:table-cell table:style-name="ce3" office:value-type="float" office:value="624000">
            <text:p>624000</text:p>
          </table:table-cell>
          <table:table-cell table:style-name="ce4" table:formula="of:=[.C34]*[.D33]/[.C33]" office:value-type="float" office:value="119066.730358793">
            <text:p>119067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ivas</text:p>
          </table:table-cell>
          <table:table-cell table:style-name="ce3" office:value-type="float" office:value="615000">
            <text:p>615000</text:p>
          </table:table-cell>
          <table:table-cell table:style-name="ce4" table:formula="of:=[.C35]*[.D34]/[.C34]" office:value-type="float" office:value="117349.421747849">
            <text:p>117349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lâzığ</text:p>
          </table:table-cell>
          <table:table-cell table:style-name="ce3" office:value-type="float" office:value="601000">
            <text:p>601000</text:p>
          </table:table-cell>
          <table:table-cell table:style-name="ce4" table:formula="of:=[.C36]*[.D35]/[.C35]" office:value-type="float" office:value="114678.052797492">
            <text:p>114678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ütahya</text:p>
          </table:table-cell>
          <table:table-cell table:style-name="ce3" office:value-type="float" office:value="601000">
            <text:p>601000</text:p>
          </table:table-cell>
          <table:table-cell table:style-name="ce4" table:formula="of:=[.C37]*[.D36]/[.C36]" office:value-type="float" office:value="114678.052797492">
            <text:p>114678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tman</text:p>
          </table:table-cell>
          <table:table-cell table:style-name="ce3" office:value-type="float" office:value="597000">
            <text:p>597000</text:p>
          </table:table-cell>
          <table:table-cell table:style-name="ce4" table:formula="of:=[.C38]*[.D37]/[.C37]" office:value-type="float" office:value="113914.804525961">
            <text:p>113915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Zonguldak</text:p>
          </table:table-cell>
          <table:table-cell table:style-name="ce3" office:value-type="float" office:value="584000">
            <text:p>584000</text:p>
          </table:table-cell>
          <table:table-cell table:style-name="ce4" table:formula="of:=[.C39]*[.D38]/[.C38]" office:value-type="float" office:value="111434.247643486">
            <text:p>111434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Çanakkale</text:p>
          </table:table-cell>
          <table:table-cell table:style-name="ce3" office:value-type="float" office:value="559000">
            <text:p>559000</text:p>
          </table:table-cell>
          <table:table-cell table:style-name="ce4" table:formula="of:=[.C40]*[.D39]/[.C39]" office:value-type="float" office:value="106663.945946419">
            <text:p>106664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Şırnak</text:p>
          </table:table-cell>
          <table:table-cell table:style-name="ce3" office:value-type="float" office:value="546000">
            <text:p>546000</text:p>
          </table:table-cell>
          <table:table-cell table:style-name="ce4" table:formula="of:=[.C41]*[.D40]/[.C40]" office:value-type="float" office:value="104183.389063944">
            <text:p>104183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Osmaniye</text:p>
          </table:table-cell>
          <table:table-cell table:style-name="ce3" office:value-type="float" office:value="546000">
            <text:p>546000</text:p>
          </table:table-cell>
          <table:table-cell table:style-name="ce4" table:formula="of:=[.C42]*[.D41]/[.C41]" office:value-type="float" office:value="104183.389063944">
            <text:p>104183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Çorum</text:p>
          </table:table-cell>
          <table:table-cell table:style-name="ce3" office:value-type="float" office:value="542000">
            <text:p>542000</text:p>
          </table:table-cell>
          <table:table-cell table:style-name="ce4" table:formula="of:=[.C43]*[.D42]/[.C42]" office:value-type="float" office:value="103420.140792413">
            <text:p>103420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ğrı</text:p>
          </table:table-cell>
          <table:table-cell table:style-name="ce3" office:value-type="float" office:value="530000">
            <text:p>530000</text:p>
          </table:table-cell>
          <table:table-cell table:style-name="ce4" table:formula="of:=[.C44]*[.D43]/[.C43]" office:value-type="float" office:value="101130.395977821">
            <text:p>101130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Isparta</text:p>
          </table:table-cell>
          <table:table-cell table:style-name="ce3" office:value-type="float" office:value="459000">
            <text:p>459000</text:p>
          </table:table-cell>
          <table:table-cell table:style-name="ce4" table:formula="of:=[.C45]*[.D44]/[.C44]" office:value-type="float" office:value="87582.7391581508">
            <text:p>8758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iresun</text:p>
          </table:table-cell>
          <table:table-cell table:style-name="ce3" office:value-type="float" office:value="453000">
            <text:p>453000</text:p>
          </table:table-cell>
          <table:table-cell table:style-name="ce4" table:formula="of:=[.C46]*[.D45]/[.C45]" office:value-type="float" office:value="86437.8667508547">
            <text:p>8643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uş</text:p>
          </table:table-cell>
          <table:table-cell table:style-name="ce3" office:value-type="float" office:value="435000">
            <text:p>435000</text:p>
          </table:table-cell>
          <table:table-cell table:style-name="ce4" table:formula="of:=[.C47]*[.D46]/[.C46]" office:value-type="float" office:value="83003.2495289664">
            <text:p>8300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Yozgat</text:p>
          </table:table-cell>
          <table:table-cell table:style-name="ce3" office:value-type="float" office:value="433000">
            <text:p>433000</text:p>
          </table:table-cell>
          <table:table-cell table:style-name="ce4" table:formula="of:=[.C48]*[.D47]/[.C47]" office:value-type="float" office:value="82621.6253932011">
            <text:p>8262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ksaray</text:p>
          </table:table-cell>
          <table:table-cell table:style-name="ce3" office:value-type="float" office:value="425000">
            <text:p>425000</text:p>
          </table:table-cell>
          <table:table-cell table:style-name="ce4" table:formula="of:=[.C49]*[.D48]/[.C48]" office:value-type="float" office:value="81095.1288501396">
            <text:p>8109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dirne</text:p>
          </table:table-cell>
          <table:table-cell table:style-name="ce3" office:value-type="float" office:value="422000">
            <text:p>422000</text:p>
          </table:table-cell>
          <table:table-cell table:style-name="ce4" table:formula="of:=[.C50]*[.D49]/[.C49]" office:value-type="float" office:value="80522.6926464916">
            <text:p>8052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üzce</text:p>
          </table:table-cell>
          <table:table-cell table:style-name="ce3" office:value-type="float" office:value="403000">
            <text:p>403000</text:p>
          </table:table-cell>
          <table:table-cell table:style-name="ce4" table:formula="of:=[.C51]*[.D50]/[.C50]" office:value-type="float" office:value="76897.2633567206">
            <text:p>7689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stamonu</text:p>
          </table:table-cell>
          <table:table-cell table:style-name="ce3" office:value-type="float" office:value="392000">
            <text:p>392000</text:p>
          </table:table-cell>
          <table:table-cell table:style-name="ce4" table:formula="of:=[.C52]*[.D51]/[.C51]" office:value-type="float" office:value="74798.3306100111">
            <text:p>7479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masya</text:p>
          </table:table-cell>
          <table:table-cell table:style-name="ce3" office:value-type="float" office:value="385000">
            <text:p>385000</text:p>
          </table:table-cell>
          <table:table-cell table:style-name="ce4" table:formula="of:=[.C53]*[.D52]/[.C52]" office:value-type="float" office:value="73462.6461348324">
            <text:p>7346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Uşak</text:p>
          </table:table-cell>
          <table:table-cell table:style-name="ce3" office:value-type="float" office:value="383000">
            <text:p>383000</text:p>
          </table:table-cell>
          <table:table-cell table:style-name="ce4" table:formula="of:=[.C54]*[.D53]/[.C53]" office:value-type="float" office:value="73081.021999067">
            <text:p>7308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ize</text:p>
          </table:table-cell>
          <table:table-cell table:style-name="ce3" office:value-type="float" office:value="375000">
            <text:p>375000</text:p>
          </table:table-cell>
          <table:table-cell table:style-name="ce4" table:formula="of:=[.C55]*[.D54]/[.C54]" office:value-type="float" office:value="71554.5254560055">
            <text:p>7155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ırklareli</text:p>
          </table:table-cell>
          <table:table-cell table:style-name="ce3" office:value-type="float" office:value="372000">
            <text:p>372000</text:p>
          </table:table-cell>
          <table:table-cell table:style-name="ce4" table:formula="of:=[.C56]*[.D55]/[.C55]" office:value-type="float" office:value="70982.0892523575">
            <text:p>7098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Niğde</text:p>
          </table:table-cell>
          <table:table-cell table:style-name="ce3" office:value-type="float" office:value="370000">
            <text:p>370000</text:p>
          </table:table-cell>
          <table:table-cell table:style-name="ce4" table:formula="of:=[.C57]*[.D56]/[.C56]" office:value-type="float" office:value="70600.4651165921">
            <text:p>70600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itlis</text:p>
          </table:table-cell>
          <table:table-cell table:style-name="ce3" office:value-type="float" office:value="356000">
            <text:p>356000</text:p>
          </table:table-cell>
          <table:table-cell table:style-name="ce4" table:formula="of:=[.C58]*[.D57]/[.C57]" office:value-type="float" office:value="67929.0961662346">
            <text:p>67929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iirt</text:p>
          </table:table-cell>
          <table:table-cell table:style-name="ce3" office:value-type="float" office:value="342000">
            <text:p>342000</text:p>
          </table:table-cell>
          <table:table-cell table:style-name="ce4" table:formula="of:=[.C59]*[.D58]/[.C58]" office:value-type="float" office:value="65257.7272158771">
            <text:p>6525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olu</text:p>
          </table:table-cell>
          <table:table-cell table:style-name="ce3" office:value-type="float" office:value="309000">
            <text:p>309000</text:p>
          </table:table-cell>
          <table:table-cell table:style-name="ce4" table:formula="of:=[.C60]*[.D59]/[.C59]" office:value-type="float" office:value="58960.9289757486">
            <text:p>5896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ingöl</text:p>
          </table:table-cell>
          <table:table-cell table:style-name="ce3" office:value-type="float" office:value="301000">
            <text:p>301000</text:p>
          </table:table-cell>
          <table:table-cell table:style-name="ce4" table:formula="of:=[.C61]*[.D60]/[.C60]" office:value-type="float" office:value="57434.4324326871">
            <text:p>57434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rs</text:p>
          </table:table-cell>
          <table:table-cell table:style-name="ce3" office:value-type="float" office:value="293000">
            <text:p>293000</text:p>
          </table:table-cell>
          <table:table-cell table:style-name="ce4" table:formula="of:=[.C62]*[.D61]/[.C61]" office:value-type="float" office:value="55907.9358896257">
            <text:p>5590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Nevşehir</text:p>
          </table:table-cell>
          <table:table-cell table:style-name="ce3" office:value-type="float" office:value="292000">
            <text:p>292000</text:p>
          </table:table-cell>
          <table:table-cell table:style-name="ce4" table:formula="of:=[.C63]*[.D62]/[.C62]" office:value-type="float" office:value="55717.123821743">
            <text:p>5571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ırıkkale</text:p>
          </table:table-cell>
          <table:table-cell table:style-name="ce3" office:value-type="float" office:value="292000">
            <text:p>292000</text:p>
          </table:table-cell>
          <table:table-cell table:style-name="ce4" table:formula="of:=[.C64]*[.D63]/[.C63]" office:value-type="float" office:value="55717.123821743">
            <text:p>5571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akkâri</text:p>
          </table:table-cell>
          <table:table-cell table:style-name="ce3" office:value-type="float" office:value="287000">
            <text:p>287000</text:p>
          </table:table-cell>
          <table:table-cell table:style-name="ce4" table:formula="of:=[.C65]*[.D64]/[.C64]" office:value-type="float" office:value="54763.0634823296">
            <text:p>5476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Yalova</text:p>
          </table:table-cell>
          <table:table-cell table:style-name="ce3" office:value-type="float" office:value="284000">
            <text:p>284000</text:p>
          </table:table-cell>
          <table:table-cell table:style-name="ce4" table:formula="of:=[.C66]*[.D65]/[.C65]" office:value-type="float" office:value="54190.6272786815">
            <text:p>5419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urdur</text:p>
          </table:table-cell>
          <table:table-cell table:style-name="ce3" office:value-type="float" office:value="283000">
            <text:p>283000</text:p>
          </table:table-cell>
          <table:table-cell table:style-name="ce4" table:formula="of:=[.C67]*[.D66]/[.C66]" office:value-type="float" office:value="53999.8152107988">
            <text:p>54000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raman</text:p>
          </table:table-cell>
          <table:table-cell table:style-name="ce3" office:value-type="float" office:value="261000">
            <text:p>261000</text:p>
          </table:table-cell>
          <table:table-cell table:style-name="ce4" table:formula="of:=[.C68]*[.D67]/[.C67]" office:value-type="float" office:value="49801.9497173799">
            <text:p>4980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rabük</text:p>
          </table:table-cell>
          <table:table-cell table:style-name="ce3" office:value-type="float" office:value="257000">
            <text:p>257000</text:p>
          </table:table-cell>
          <table:table-cell table:style-name="ce4" table:formula="of:=[.C69]*[.D68]/[.C68]" office:value-type="float" office:value="49038.7014458491">
            <text:p>49039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ırşehir</text:p>
          </table:table-cell>
          <table:table-cell table:style-name="ce3" office:value-type="float" office:value="255000">
            <text:p>255000</text:p>
          </table:table-cell>
          <table:table-cell table:style-name="ce4" table:formula="of:=[.C70]*[.D69]/[.C69]" office:value-type="float" office:value="48657.0773100838">
            <text:p>4865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rzincan</text:p>
          </table:table-cell>
          <table:table-cell table:style-name="ce3" office:value-type="float" office:value="242000">
            <text:p>242000</text:p>
          </table:table-cell>
          <table:table-cell table:style-name="ce4" table:formula="of:=[.C71]*[.D70]/[.C70]" office:value-type="float" office:value="46176.5204276089">
            <text:p>4617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inop</text:p>
          </table:table-cell>
          <table:table-cell table:style-name="ce3" office:value-type="float" office:value="228000">
            <text:p>228000</text:p>
          </table:table-cell>
          <table:table-cell table:style-name="ce4" table:formula="of:=[.C72]*[.D71]/[.C71]" office:value-type="float" office:value="43505.1514772514">
            <text:p>4350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ilecik</text:p>
          </table:table-cell>
          <table:table-cell table:style-name="ce3" office:value-type="float" office:value="224000">
            <text:p>224000</text:p>
          </table:table-cell>
          <table:table-cell table:style-name="ce4" table:formula="of:=[.C73]*[.D72]/[.C72]" office:value-type="float" office:value="42741.9032057206">
            <text:p>4274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rtın</text:p>
          </table:table-cell>
          <table:table-cell table:style-name="ce3" office:value-type="float" office:value="208000">
            <text:p>208000</text:p>
          </table:table-cell>
          <table:table-cell table:style-name="ce4" table:formula="of:=[.C74]*[.D73]/[.C73]" office:value-type="float" office:value="39688.9101195977">
            <text:p>39689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Çankırı</text:p>
          </table:table-cell>
          <table:table-cell table:style-name="ce3" office:value-type="float" office:value="202000">
            <text:p>202000</text:p>
          </table:table-cell>
          <table:table-cell table:style-name="ce4" table:formula="of:=[.C75]*[.D74]/[.C74]" office:value-type="float" office:value="38544.0377123016">
            <text:p>38544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Iğdır</text:p>
          </table:table-cell>
          <table:table-cell table:style-name="ce3" office:value-type="float" office:value="191000">
            <text:p>191000</text:p>
          </table:table-cell>
          <table:table-cell table:style-name="ce4" table:formula="of:=[.C76]*[.D75]/[.C75]" office:value-type="float" office:value="36445.1049655921">
            <text:p>3644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rtvin</text:p>
          </table:table-cell>
          <table:table-cell table:style-name="ce3" office:value-type="float" office:value="164000">
            <text:p>164000</text:p>
          </table:table-cell>
          <table:table-cell table:style-name="ce4" table:formula="of:=[.C77]*[.D76]/[.C76]" office:value-type="float" office:value="31293.1791327597">
            <text:p>3129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ümüşhane</text:p>
          </table:table-cell>
          <table:table-cell table:style-name="ce3" office:value-type="float" office:value="158000">
            <text:p>158000</text:p>
          </table:table-cell>
          <table:table-cell table:style-name="ce4" table:formula="of:=[.C78]*[.D77]/[.C77]" office:value-type="float" office:value="30148.3067254637">
            <text:p>3014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ilis</text:p>
          </table:table-cell>
          <table:table-cell table:style-name="ce3" office:value-type="float" office:value="135000">
            <text:p>135000</text:p>
          </table:table-cell>
          <table:table-cell table:style-name="ce4" table:formula="of:=[.C79]*[.D78]/[.C78]" office:value-type="float" office:value="25759.629164162">
            <text:p>25760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rdahan</text:p>
          </table:table-cell>
          <table:table-cell table:style-name="ce3" office:value-type="float" office:value="100000">
            <text:p>100000</text:p>
          </table:table-cell>
          <table:table-cell table:style-name="ce4" table:formula="of:=[.C80]*[.D79]/[.C79]" office:value-type="float" office:value="19081.2067882681">
            <text:p>1908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yburt</text:p>
          </table:table-cell>
          <table:table-cell table:style-name="ce3" office:value-type="float" office:value="89000">
            <text:p>89000</text:p>
          </table:table-cell>
          <table:table-cell table:style-name="ce4" table:formula="of:=[.C81]*[.D80]/[.C80]" office:value-type="float" office:value="16982.2740415586">
            <text:p>1698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unceli</text:p>
          </table:table-cell>
          <table:table-cell table:style-name="ce3" office:value-type="float" office:value="83000">
            <text:p>83000</text:p>
          </table:table-cell>
          <table:table-cell table:style-name="ce4" table:formula="of:=[.C82]*[.D81]/[.C81]" office:value-type="float" office:value="15837.4016342626">
            <text:p>1583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05/01/2022</text:date>, <text:time>12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</meta:initial-creator>
    <meta:creation-date>2022-04-30T21:34:28.54</meta:creation-date>
    <dc:date>2022-05-01T12:24:33.37</dc:date>
    <dc:creator>Utilisateur </dc:creator>
    <meta:editing-duration>PT35M19S</meta:editing-duration>
    <meta:editing-cycles>2</meta:editing-cycles>
    <meta:generator>OpenOffice/4.1.11$Win32 OpenOffice.org_project/4111m1$Build-9808</meta:generator>
    <meta:document-statistic meta:table-count="3" meta:cell-count="327" meta:object-count="0"/>
  </office:meta>
</office:document-meta>
</file>